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925in" table:align="margins" style:shadow="none"/>
    </style:style>
    <style:style style:name="Table3.A" style:family="table-column">
      <style:table-column-properties style:column-width="1.5in" style:rel-column-width="2160*"/>
    </style:style>
    <style:style style:name="Table3.B" style:family="table-column">
      <style:table-column-properties style:column-width="2.3146in" style:rel-column-width="3333*"/>
    </style:style>
    <style:style style:name="Table3.C" style:family="table-column">
      <style:table-column-properties style:column-width="3.1104in" style:rel-column-width="4479*"/>
    </style:style>
    <style:style style:name="Table3.A1" style:family="table-cell">
      <style:table-cell-properties fo:background-color="transparent" fo:padding="0.0382in" fo:border-left="none" fo:border-right="none" fo:border-top="none" fo:border-bottom="0.05pt solid #000000">
        <style:background-image/>
      </style:table-cell-properties>
    </style:style>
    <style:style style:name="Table3.C1" style:family="table-cell">
      <style:table-cell-properties fo:background-color="transparent" fo:padding="0.0382in" fo:border-left="0.05pt solid #000000" fo:border-right="none" fo:border-top="none" fo:border-bottom="0.05pt solid #000000">
        <style:background-image/>
      </style:table-cell-properties>
    </style:style>
    <style:style style:name="Table3.A7" style:family="table-cell">
      <style:table-cell-properties fo:background-color="transparent" fo:padding="0.0382in" fo:border="none">
        <style:background-image/>
      </style:table-cell-properties>
    </style:style>
    <style:style style:name="Table3.C7" style:family="table-cell">
      <style:table-cell-properties fo:background-color="transparent" fo:padding="0.0382in" fo:border-left="0.05pt solid #000000" fo:border-right="none" fo:border-top="none" fo:border-bottom="none">
        <style:background-image/>
      </style:table-cell-properties>
    </style:style>
    <style:style style:name="P1" style:family="paragraph" style:parent-style-name="Standard">
      <style:text-properties officeooo:rsid="001e7e8c" officeooo:paragraph-rsid="00170089"/>
    </style:style>
    <style:style style:name="P2" style:family="paragraph" style:parent-style-name="Standard">
      <style:paragraph-properties fo:text-align="end" style:justify-single-word="false"/>
      <style:text-properties officeooo:rsid="00201fc2" officeooo:paragraph-rsid="00170089"/>
    </style:style>
    <style:style style:name="P3" style:family="paragraph" style:parent-style-name="Standard">
      <style:paragraph-properties fo:text-align="end" style:justify-single-word="false"/>
      <style:text-properties officeooo:rsid="00212523" officeooo:paragraph-rsid="00170089"/>
    </style:style>
    <style:style style:name="P4" style:family="paragraph" style:parent-style-name="Standard">
      <style:paragraph-properties fo:text-align="end" style:justify-single-word="false"/>
      <style:text-properties officeooo:rsid="00214104" officeooo:paragraph-rsid="00170089"/>
    </style:style>
    <style:style style:name="P5" style:family="paragraph" style:parent-style-name="Subtitle">
      <style:text-properties officeooo:paragraph-rsid="00170089"/>
    </style:style>
    <style:style style:name="P6" style:family="paragraph" style:parent-style-name="Text_20_body">
      <style:text-properties officeooo:rsid="0019b7d3" officeooo:paragraph-rsid="0019b7d3"/>
    </style:style>
    <style:style style:name="P7" style:family="paragraph" style:parent-style-name="Title">
      <style:text-properties officeooo:rsid="003541a8" officeooo:paragraph-rsid="00170089"/>
    </style:style>
    <style:style style:name="P8" style:family="paragraph" style:parent-style-name="Text_20_body">
      <style:text-properties style:text-underline-style="none" officeooo:rsid="005bf4b8" officeooo:paragraph-rsid="0083683c"/>
    </style:style>
    <style:style style:name="P9" style:family="paragraph" style:parent-style-name="Text_20_body">
      <style:text-properties style:text-underline-style="none" officeooo:rsid="005bf4b8" officeooo:paragraph-rsid="00873877"/>
    </style:style>
    <style:style style:name="P10" style:family="paragraph" style:parent-style-name="Text_20_body">
      <style:text-properties style:text-underline-style="none" officeooo:rsid="005bf4b8" officeooo:paragraph-rsid="009ff90d"/>
    </style:style>
    <style:style style:name="P11" style:family="paragraph" style:parent-style-name="Text_20_body">
      <style:paragraph-properties fo:text-align="center" style:justify-single-word="false"/>
      <style:text-properties style:text-underline-style="none" fo:font-weight="bold" officeooo:rsid="0085a253" officeooo:paragraph-rsid="0085a253" style:font-weight-asian="bold" style:font-weight-complex="bold"/>
    </style:style>
    <style:style style:name="P12" style:family="paragraph" style:parent-style-name="Text_20_body">
      <style:paragraph-properties fo:text-align="center" style:justify-single-word="false"/>
      <style:text-properties style:text-underline-style="none" fo:font-weight="bold" officeooo:rsid="00890512" officeooo:paragraph-rsid="00890512" style:font-weight-asian="bold" style:font-weight-complex="bold"/>
    </style:style>
    <style:style style:name="P13" style:family="paragraph" style:parent-style-name="Text_20_body">
      <style:text-properties style:text-underline-style="none" officeooo:rsid="008c9a9a" officeooo:paragraph-rsid="008c9a9a"/>
    </style:style>
    <style:style style:name="P14" style:family="paragraph" style:parent-style-name="Text_20_body">
      <style:text-properties style:text-underline-style="none" officeooo:rsid="008c9a9a" officeooo:paragraph-rsid="0091daaa"/>
    </style:style>
    <style:style style:name="P15" style:family="paragraph" style:parent-style-name="Text_20_body">
      <style:text-properties style:text-underline-style="none" officeooo:rsid="008c9a9a" officeooo:paragraph-rsid="009f81d7"/>
    </style:style>
    <style:style style:name="P16" style:family="paragraph" style:parent-style-name="Text_20_body">
      <style:text-properties style:text-underline-style="none" officeooo:rsid="00a40355" officeooo:paragraph-rsid="00a40355"/>
    </style:style>
    <style:style style:name="P17" style:family="paragraph" style:parent-style-name="Text_20_body">
      <style:text-properties style:text-underline-style="none" officeooo:rsid="00a4191e" officeooo:paragraph-rsid="00a4191e"/>
    </style:style>
    <style:style style:name="P18" style:family="paragraph" style:parent-style-name="Text_20_body">
      <style:text-properties style:text-underline-style="none" officeooo:rsid="00a68c60" officeooo:paragraph-rsid="00a68c60"/>
    </style:style>
    <style:style style:name="P19" style:family="paragraph" style:parent-style-name="Text_20_body">
      <style:text-properties style:text-underline-style="none" officeooo:rsid="00a937d9" officeooo:paragraph-rsid="00a937d9"/>
    </style:style>
    <style:style style:name="P20" style:family="paragraph" style:parent-style-name="Text_20_body">
      <style:text-properties style:text-underline-style="none" officeooo:rsid="00aaa2a6" officeooo:paragraph-rsid="00aaa2a6"/>
    </style:style>
    <style:style style:name="P21" style:family="paragraph" style:parent-style-name="Text_20_body">
      <style:text-properties officeooo:rsid="00882ee6" officeooo:paragraph-rsid="00882ee6"/>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Heading_20_1">
      <style:text-properties officeooo:paragraph-rsid="00170089"/>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87534"/>
    </style:style>
    <style:style style:name="T2" style:family="text">
      <style:text-properties officeooo:rsid="0022cf0b"/>
    </style:style>
    <style:style style:name="T3" style:family="text">
      <style:text-properties officeooo:rsid="00257e22"/>
    </style:style>
    <style:style style:name="T4" style:family="text">
      <style:text-properties officeooo:rsid="005cc274"/>
    </style:style>
    <style:style style:name="T5" style:family="text">
      <style:text-properties officeooo:rsid="006b4c63"/>
    </style:style>
    <style:style style:name="T6" style:family="text">
      <style:text-properties officeooo:rsid="006eb14b"/>
    </style:style>
    <style:style style:name="T7" style:family="text">
      <style:text-properties officeooo:rsid="0083683c"/>
    </style:style>
    <style:style style:name="T8" style:family="text">
      <style:text-properties officeooo:rsid="008cb414"/>
    </style:style>
    <style:style style:name="T9" style:family="text">
      <style:text-properties officeooo:rsid="008de92e"/>
    </style:style>
    <style:style style:name="T10" style:family="text">
      <style:text-properties officeooo:rsid="0093ce2d"/>
    </style:style>
    <style:style style:name="T11" style:family="text">
      <style:text-properties officeooo:rsid="009a50a0"/>
    </style:style>
    <style:style style:name="T12" style:family="text">
      <style:text-properties fo:font-style="italic" officeooo:rsid="005cc274" style:font-style-asian="italic" style:font-style-complex="italic"/>
    </style:style>
    <style:style style:name="T13" style:family="text">
      <style:text-properties officeooo:rsid="009daba5"/>
    </style:style>
    <style:style style:name="T14" style:family="text">
      <style:text-properties officeooo:rsid="00a4b8c3"/>
    </style:style>
    <style:style style:name="T15" style:family="text">
      <style:text-properties officeooo:rsid="00b99b0e"/>
    </style:style>
    <style:style style:name="T16" style:family="text">
      <style:text-properties officeooo:rsid="006eb14b" fo:background-color="#dddddd" loext:char-shading-value="0"/>
    </style:style>
    <style:style style:name="T17" style:family="text">
      <style:text-properties officeooo:rsid="00fea99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unnelVision</text:p>
      <text:p text:style-name="P5"><text:span text:style-name="T1">Programmer's </text:span>Documentation</text:p>
      <text:p text:style-name="P1"/>
      <text:p text:style-name="P2">Masado Ishii</text:p>
      <text:p text:style-name="P3">CIS441 Final Project</text:p>
      <text:p text:style-name="P4">Last change <text:span text:style-name="T17">07/28/2017</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8972_761275946" text:style-name="Index_20_Link" text:visited-style-name="Index_20_Link">Introduction<text:tab/>1</text:a></text:p>
          <text:p text:style-name="P22"><text:a xlink:type="simple" xlink:href="#__RefHeading___Toc2952_1623404318" text:style-name="Index_20_Link" text:visited-style-name="Index_20_Link">Source Files Summary<text:tab/>1</text:a></text:p>
          <text:p text:style-name="P22"><text:a xlink:type="simple" xlink:href="#__RefHeading___Toc2954_1623404318" text:style-name="Index_20_Link" text:visited-style-name="Index_20_Link">Classes and Identifiers Summary (by File)<text:tab/>2</text:a></text:p>
          <text:p text:style-name="P24"><text:a xlink:type="simple" xlink:href="#__RefHeading___Toc2956_1623404318" text:style-name="Index_20_Link" text:visited-style-name="Index_20_Link">asynchronous.h<text:tab/>2</text:a></text:p>
          <text:p text:style-name="P24"><text:a xlink:type="simple" xlink:href="#__RefHeading___Toc2958_1623404318" text:style-name="Index_20_Link" text:visited-style-name="Index_20_Link">scenemapper.h<text:tab/>2</text:a></text:p>
          <text:p text:style-name="P24"><text:a xlink:type="simple" xlink:href="#__RefHeading___Toc2960_1623404318" text:style-name="Index_20_Link" text:visited-style-name="Index_20_Link">meshobject.h<text:tab/>3</text:a></text:p>
          <text:p text:style-name="P24"><text:a xlink:type="simple" xlink:href="#__RefHeading___Toc2962_1623404318" text:style-name="Index_20_Link" text:visited-style-name="Index_20_Link">mesh.h<text:tab/>3</text:a></text:p>
          <text:p text:style-name="P24"><text:a xlink:type="simple" xlink:href="#__RefHeading___Toc2964_1623404318" text:style-name="Index_20_Link" text:visited-style-name="Index_20_Link">utility.h<text:tab/>3</text:a></text:p>
        </text:index-body>
      </text:table-of-content>
      <text:p text:style-name="Standard"/>
      <text:h text:style-name="P23" text:outline-level="1"><text:bookmark-start text:name="__RefHeading___Toc8972_761275946"/>Introduction<text:bookmark-end text:name="__RefHeading___Toc8972_761275946"/></text:h>
      <text:p text:style-name="P6">This document summarizes <text:span text:style-name="T2">code dependencies,</text:span> the contents of the source files, <text:span text:style-name="T3">and the </text:span>purposes thereof.</text:p>
      <text:h text:style-name="Heading_20_1" text:outline-level="1"><text:bookmark-start text:name="__RefHeading___Toc2952_1623404318"/>Source Files Summary<text:bookmark-end text:name="__RefHeading___Toc2952_1623404318"/></text:h>
      <text:p text:style-name="P21">Header files (.h) are in <text:span text:style-name="Source_20_Text">funnel-vision/include</text:span>; implementation files (.cxx) are in <text:line-break/><text:span text:style-name="Source_20_Text">funnel-vision/src</text:span>.</text:p>
      <table:table table:name="Table3" table:style-name="Table3">
        <table:table-column table:style-name="Table3.A"/>
        <table:table-column table:style-name="Table3.B"/>
        <table:table-column table:style-name="Table3.C"/>
        <table:table-row>
          <table:table-cell table:style-name="Table3.A1" office:value-type="string">
            <text:p text:style-name="P11">File<text:span text:style-name="T11">(</text:span>s<text:span text:style-name="T11">)</text:span></text:p>
          </table:table-cell>
          <table:table-cell table:style-name="Table3.A1" office:value-type="string">
            <text:p text:style-name="P12">Objects Defined</text:p>
          </table:table-cell>
          <table:table-cell table:style-name="Table3.C1" office:value-type="string">
            <text:p text:style-name="P11">Description</text:p>
          </table:table-cell>
        </table:table-row>
        <table:table-row>
          <table:table-cell table:style-name="Table3.A1" office:value-type="string">
            <text:p text:style-name="P9"><text:span text:style-name="T7">main.cxx</text:span></text:p>
          </table:table-cell>
          <table:table-cell table:style-name="Table3.A1" office:value-type="string">
            <text:p text:style-name="P8"><text:span text:style-name="T7">main</text:span></text:p>
          </table:table-cell>
          <table:table-cell table:style-name="Table3.C1" office:value-type="string">
            <text:p text:style-name="P15"><text:span text:style-name="T13">Instantiates and hooks up components of the VTK pipeline, including the custom vtk441MapperMishii. Configures event loop and keyboard input capture. Affects the GL configuration, such as the presence of the stencil buffer.</text:span></text:p>
            <text:p text:style-name="P15">Depends on <text:span text:style-name="T8">asynchronous.h, scenemapper.h, and VTK api.</text:span></text:p>
          </table:table-cell>
        </table:table-row>
        <table:table-row>
          <table:table-cell table:style-name="Table3.A1" office:value-type="string">
            <text:p text:style-name="P9"><text:span text:style-name="T4">asynchronous.h<text:line-break/>asynchronous.cxx</text:span></text:p>
          </table:table-cell>
          <table:table-cell table:style-name="Table3.A1" office:value-type="string">
            <text:p text:style-name="P8"><text:span text:style-name="T4">vtkTimerCallback, KeypressCallbackFunction</text:span></text:p>
          </table:table-cell>
          <table:table-cell table:style-name="Table3.C1" office:value-type="string">
            <text:p text:style-name="P16">Details of the keyboard capture <text:span text:style-name="T14">and timer </text:span>callbacks that can hook into the VTK <text:soft-page-break/>pipeline.</text:p>
            <text:p text:style-name="P13">Depends on <text:span text:style-name="T8">scenemapper.h and VTK api.</text:span></text:p>
          </table:table-cell>
        </table:table-row>
        <table:table-row>
          <table:table-cell table:style-name="Table3.A1" office:value-type="string">
            <text:p text:style-name="P9"><text:span text:style-name="T4">scenemapper.h<text:line-break/>scenemapper.cxx</text:span></text:p>
          </table:table-cell>
          <table:table-cell table:style-name="Table3.A1" office:value-type="string">
            <text:p text:style-name="P8"><text:span text:style-name="T4">vtk441Mapper, vtk441MapperMishii</text:span></text:p>
          </table:table-cell>
          <table:table-cell table:style-name="Table3.C1" office:value-type="string">
            <text:p text:style-name="P17">Initialization of the GL environment; definitions of scene and animations.</text:p>
            <text:p text:style-name="P14">Depends on <text:span text:style-name="T9">mesh.h, meshobject.h, and vtkOpenGLPolyDataMapper.h</text:span></text:p>
          </table:table-cell>
        </table:table-row>
        <table:table-row>
          <table:table-cell table:style-name="Table3.A1" office:value-type="string">
            <text:p text:style-name="P9"><text:span text:style-name="T4">meshobject.h<text:line-break/>meshobject.cxx</text:span></text:p>
          </table:table-cell>
          <table:table-cell table:style-name="Table3.A1" office:value-type="string">
            <text:p text:style-name="P8"><text:span text:style-name="T4">MeshObject, PortalObject, MeshObjList</text:span></text:p>
          </table:table-cell>
          <table:table-cell table:style-name="Table3.C1" office:value-type="string">
            <text:p text:style-name="P18">Base types for drawable objects having spatial transform.</text:p>
            <text:p text:style-name="P13">Depends on <text:span text:style-name="T10">mesh.h, utility.h, and &lt;list&gt;<text:line-break/>(C++ standard library)</text:span></text:p>
          </table:table-cell>
        </table:table-row>
        <table:table-row>
          <table:table-cell table:style-name="Table3.A1" office:value-type="string">
            <text:p text:style-name="P9">mesh.h<text:line-break/>mesh.cxx</text:p>
          </table:table-cell>
          <table:table-cell table:style-name="Table3.A1" office:value-type="string">
            <text:p text:style-name="P8"><text:span text:style-name="T6">Mesh, PolygonMesh, DisplayListMesh</text:span></text:p>
          </table:table-cell>
          <table:table-cell table:style-name="Table3.C1" office:value-type="string">
            <text:p text:style-name="P19">Implementations of drawables.</text:p>
            <text:p text:style-name="P10"><text:span text:style-name="T6">Depends on &lt;GL/gl.h&gt;</text:span></text:p>
          </table:table-cell>
        </table:table-row>
        <table:table-row>
          <table:table-cell table:style-name="Table3.A7" office:value-type="string">
            <text:p text:style-name="P9"><text:span text:style-name="T5">utility.h<text:line-break/>utility.cxx</text:span></text:p>
          </table:table-cell>
          <table:table-cell table:style-name="Table3.A7" office:value-type="string">
            <text:p text:style-name="P8"><text:span text:style-name="T5">glm_mishii_matrix_transforms, mishii_PrintMatrix</text:span></text:p>
          </table:table-cell>
          <table:table-cell table:style-name="Table3.C7" office:value-type="string">
            <text:p text:style-name="P20">Miscellaneous conveniences, such as debug helper routines and namespace translations.</text:p>
            <text:p text:style-name="P13">Depends on<text:span text:style-name="T8"> glm headers (OpenGL Math)</text:span></text:p>
          </table:table-cell>
        </table:table-row>
      </table:table>
      <text:p text:style-name="Text_20_body"/>
      <text:h text:style-name="Heading_20_1" text:outline-level="1"><text:bookmark-start text:name="__RefHeading___Toc2954_1623404318"/>Classes <text:span text:style-name="T15">and Identifiers</text:span> Summary (by File)<text:bookmark-end text:name="__RefHeading___Toc2954_1623404318"/></text:h>
      <text:h text:style-name="Heading_20_2" text:outline-level="2"><text:bookmark-start text:name="__RefHeading___Toc2956_1623404318"/>asynchronous.h<text:bookmark-end text:name="__RefHeading___Toc2956_1623404318"/></text:h>
      <text:p text:style-name="Hanging_20_indent"><text:span text:style-name="Source_20_Text"><text:span text:style-name="T4">vtkTimerCallback</text:span></text:span><text:span text:style-name="T4"> (class): A derivative of vtkCommand which stores pointers to a mapper, a renderwindow, and a camera, to be used when the Execute() method is called. This particular incarnation invokes the AdvanceAnimation() method of the mapper (vtk441Mapper) and forces a render from the renderwindow.</text:span></text:p>
      <text:p text:style-name="Hanging_20_indent"><text:span text:style-name="Source_20_Text"><text:span text:style-name="T4">KeypressCallbackFunction</text:span></text:span><text:span text:style-name="T4"> (procedure): Assuming the first argument `caller' (vtkObject) is a vtkRenderWindowInteractor, retrieves the key just pressed. Currently nothing is done with this key press except print it to the screen.</text:span></text:p>
      <text:h text:style-name="Heading_20_2" text:outline-level="2"><text:bookmark-start text:name="__RefHeading___Toc2958_1623404318"/>scenemapper.h<text:bookmark-end text:name="__RefHeading___Toc2958_1623404318"/></text:h>
      <text:p text:style-name="Hanging_20_indent"><text:span text:style-name="Source_20_Text"><text:span text:style-name="T4">vtk441Mapper</text:span></text:span><text:span text:style-name="T4"> (class): A derivative of vtkOpenGLPolyDataMapper and a superclass for vtk441MapperMishii, this class contains methods to initialize the GL material and lighting states. Also specifies the AdvanceAnimation interface. </text:span><text:span text:style-name="T12">[Note: This class has extraneous members and should be consolidated with vtk441MapperMishii into a single mapper.]</text:span></text:p>
      <text:p text:style-name="Hanging_20_indent"><text:soft-page-break/><text:span text:style-name="Source_20_Text"><text:span text:style-name="T4">vtk441MapperMishii</text:span></text:span><text:span text:style-name="T4"> (class): A derivative of vtk441Mapper in order to inherit the GL material and lighting initializers. Initializes a scene. RenderPiece() invokes the GL state initializers from vtk441Mapper, and draws the scene. Overrides vtk441Mapper::AdvanceAnimation().</text:span></text:p>
      <text:h text:style-name="Heading_20_2" text:outline-level="2"><text:bookmark-start text:name="__RefHeading___Toc2960_1623404318"/>meshobject.h<text:bookmark-end text:name="__RefHeading___Toc2960_1623404318"/></text:h>
      <text:p text:style-name="Hanging_20_indent"><text:span text:style-name="Source_20_Text"><text:span text:style-name="T4">MeshObject</text:span></text:span><text:span text:style-name="T4"> (class): Carries a model matrix and a pointer to a mesh. Defines how to apply the model matrix when drawing the mesh. The static method DrawList() draws each of the MeshObjects in the provided list.</text:span></text:p>
      <text:p text:style-name="Hanging_20_indent"><text:span text:style-name="Source_20_Text"><text:span text:style-name="T4">PortalObject</text:span></text:span><text:span text:style-name="T4"> (class): A derivative of MeshObject. Needs a pointer to the conjugal portal and a pointer to the containing scene (MeshObjList). Overrides MeshObject::Draw() so that the portal "surface" is replaced by an appropriately-transformed view of the scene.</text:span></text:p>
      <text:p text:style-name="Hanging_20_indent"><text:span text:style-name="Source_20_Text"><text:span text:style-name="T4">MeshObjList</text:span></text:span><text:span text:style-name="T4"> (class): An abbreviation for std::list&lt;MeshObject *&gt;.</text:span></text:p>
      <text:h text:style-name="Heading_20_2" text:outline-level="2"><text:bookmark-start text:name="__RefHeading___Toc2962_1623404318"/>mesh.h<text:bookmark-end text:name="__RefHeading___Toc2962_1623404318"/></text:h>
      <text:p text:style-name="Hanging_20_indent"><text:span text:style-name="Source_20_Text"><text:span text:style-name="T6">Mesh</text:span></text:span><text:span text:style-name="T6"> (class): An abstract class which represents the drawable interface, Draw().</text:span></text:p>
      <text:p text:style-name="Hanging_20_indent"><text:span text:style-name="Source_20_Text"><text:span text:style-name="T6">PolygonMesh</text:span></text:span><text:span text:style-name="T6"> (class): </text:span><text:span text:style-name="T16">[Not yet implemented]</text:span><text:span text:style-name="T6"> Reads and stores polygon data. Implements Mesh::Draw(), translating polygon data into OpenGL calls.</text:span></text:p>
      <text:p text:style-name="Hanging_20_indent"><text:span text:style-name="Source_20_Text"><text:span text:style-name="T6">DisplayListMesh</text:span></text:span><text:span text:style-name="T6"> (class): A wrapper for a reference (GLuint) to an OpenGL display list. Implements Mesh::Draw(), simply calling the display list.</text:span></text:p>
      <text:h text:style-name="Heading_20_2" text:outline-level="2"><text:bookmark-start text:name="__RefHeading___Toc2964_1623404318"/>utility.h<text:bookmark-end text:name="__RefHeading___Toc2964_1623404318"/></text:h>
      <text:p text:style-name="Hanging_20_indent"><text:span text:style-name="Source_20_Text"><text:span text:style-name="T5">glm_mishii_matrix_transforms</text:span></text:span><text:span text:style-name="T5"> (namespace): A handful of glm identifiers are imported into this conspicuous namespace. It enables the statement `using glm_mishii_matrix_transforms', which brings this small selection of identifiers into the desired scope.</text:span></text:p>
      <text:p text:style-name="Hanging_20_indent"><text:span text:style-name="Source_20_Text"><text:span text:style-name="T5">mishii_PrintMatrix</text:span></text:span><text:span text:style-name="T5"> (procedure): A routine to print floating-point matrices nea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5:08:21.677876474</meta:creation-date>
    <dc:date>2017-07-28T22:43:11.186155131</dc:date>
    <meta:editing-duration>P3DT8H45M50S</meta:editing-duration>
    <meta:editing-cycles>214</meta:editing-cycles>
    <meta:generator>LibreOffice/5.1.6.2$Linux_X86_64 LibreOffice_project/10m0$Build-2</meta:generator>
    <meta:document-statistic meta:table-count="1" meta:image-count="0" meta:object-count="0" meta:page-count="3" meta:paragraph-count="63" meta:word-count="541" meta:character-count="4153" meta:non-whitespace-character-count="3674"/>
  </office:meta>
</office:document-meta>
</file>